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_20__28_user_29_">
      <style:paragraph-properties fo:line-height="150%"/>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line-height="150%"/>
      <style:text-properties style:font-name="Courier 10 Pitch"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line-height="150%"/>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twise Operations</text:p>
      <text:p text:style-name="P3"/>
      <text:p text:style-name="P3">1. Take byte as an input give bit as an output</text:p>
      <text:p text:style-name="P3">2. Count the number of bits needed to be flipped to get the number Y </text:p>
      <text:p text:style-name="P3">3. Minimum Maximum of two number </text:p>
      <text:p text:style-name="P3">4. Clear right most set bit </text:p>
      <text:p text:style-name="P3">5. Set bits from pos1 to pos2 </text:p>
      <text:p text:style-name="P3">6. Toggle bit from pos1 to pos2</text:p>
      <text:p text:style-name="P3">7. Reverse order of bit</text:p>
      <text:p text:style-name="P3">8. Function to setbit(x,pn,y) that returns x with n bits that begins <text:tab/>with at position p set to the rightmost n bits of y,leaving the <text:tab/>other bits nuchanged </text:p>
      <text:p text:style-name="P3">9. <text:s/>Command line calculator using bitwise operator</text:p>
      <text:p text:style-name="P3">10. Convert the particular bit position into decimal value </text:p>
      <text:p text:style-name="P3">11. Bitwise calculator</text:p>
      <text:p text:style-name="P3">12. Toggle the character from the input file </text:p>
      <text:p text:style-name="P3">13. bit rotate left and right</text:p>
      <text:p text:style-name="P3">14. toupper() and tolower() <text:s/>using bitwise operator</text:p>
      <text:p text:style-name="P3">15. Check a number is Odd or Even</text:p>
      <text:p text:style-name="P3">16. If there is consecutive stream of bits coming(0's and 1's), at any point of time, we need to determine if the number is divisible by 3. The numbers of bits can be infinitely large as well.</text:p>
      <text:p text:style-name="P3">17. Write a code for endianness conversion with the wihout bitwise operators</text:p>
      <text:p text:style-name="P3">18. Implement modulo operator using bitwise operators.</text:p>
      <text:p text:style-name="P1">19. Write 1 line code to convert the 0x5743 to 0x5347 using bitwise operators. </text:p>
      <text:p text:style-name="P1">20. Write a program to convert a hexavalue into decimal using bitwise</text:p>
      <text:p text:style-name="P1">21. What is the value of a &amp; b intially a = 2081 and b = 1082? </text:p>
      <text:p text:style-name="P1"><text:tab/><text:tab/>a^=b^=a^=b^=a^=b;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alisa </meta:initial-creator>
    <meta:creation-date>2015-10-08T15:10:19</meta:creation-date>
    <dc:date>2015-10-12T14:55:45</dc:date>
    <dc:creator>Monalisa </dc:creator>
    <meta:editing-duration>PT1H47M49S</meta:editing-duration>
    <meta:editing-cycles>22</meta:editing-cycles>
    <meta:generator>LibreOffice/3.5$Linux_x86 LibreOffice_project/350m1$Build-2</meta:generator>
    <meta:document-statistic meta:table-count="0" meta:image-count="0" meta:object-count="0" meta:page-count="1" meta:paragraph-count="23" meta:word-count="235" meta:character-count="1276" meta:non-whitespace-character-count="1048"/>
  </office:meta>
</office:document-meta>
</file>